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66pt"/>
    </style:style>
    <style:style style:name="co3" style:family="table-column">
      <style:table-column-properties fo:break-before="auto" style:column-width="7.71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180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<text:a xlink:href="https://books.google.ch/books?id=bDLZl-Kjj_8C" xlink:type="simple">https://books.google.ch/books?id=bDLZl-Kjj_8C</text:a>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Wert</text:p>
          </table:table-cell>
          <table:table-cell office:value-type="string" calcext:value-type="string">
            <text:p>Voller Wert</text:p>
          </table:table-cell>
          <table:table-cell table:style-name="ce1" office:value-type="string" calcext:value-type="string">
            <text:p>Tagin</text:p>
          </table:table-cell>
          <table:table-cell/>
          <table:table-cell office:value-type="string" calcext:value-type="string">
            <text:p>Soffit</text:p>
          </table:table-cell>
          <table:table-cell office:value-type="string" calcext:value-type="string">
            <text:p>Bedeutu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f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Default"/>
          <table:table-cell office:value-type="string" calcext:value-type="string">
            <text:p>Ochse, Tausend, Lehren, Mei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it</text:p>
          </table:table-cell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  <table:table-cell table:number-columns-repeated="3"/>
          <table:table-cell office:value-type="string" calcext:value-type="string">
            <text:p>Ha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mel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amel</text:p>
          </table:table-cell>
          <table:table-cell office:value-type="string" calcext:value-type="string">
            <text:p>Wav (aufrechter Mann) + Iud (Fuss in Bewegung)</text:p>
          </table:table-cell>
        </table:table-row>
        <table:table-row table:style-name="ro1">
          <table:table-cell/>
          <table:table-cell office:value-type="string" calcext:value-type="string">
            <text:p>Dale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Tür, armer Mann, aufsteig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i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gebrochen, betrachten, Offenbarung, “to take seed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v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Hak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ayin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t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t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u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ph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med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m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mech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jin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zad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oph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sch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hin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w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 style:data-style-name="N2" text:time-value="09:48:35.916554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20:48:50.794730292</meta:creation-date>
    <meta:generator>LibreOffice/5.4.5.1$Linux_X86_64 LibreOffice_project/40m0$Build-1</meta:generator>
    <dc:date>2018-05-19T10:26:10.274878516</dc:date>
    <meta:editing-duration>PT26M6S</meta:editing-duration>
    <meta:editing-cycles>9</meta:editing-cycles>
    <meta:document-statistic meta:table-count="1" meta:cell-count="73" meta:object-count="0"/>
  </office:meta>
</office:document-meta>
</file>